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Algerian" svg:font-family="Algerian" style:font-family-generic="decorative" style:font-pitch="variable"/>
    <style:font-face style:name="Chiller" svg:font-family="Chiller" style:font-family-generic="decorative" style:font-pitch="variable"/>
    <style:font-face style:name="Times New Roman" svg:font-family="'Times New Roman'" style:font-family-generic="roman" style:font-pitch="variable"/>
    <style:font-face style:name="Edwardian Script ITC" svg:font-family="'Edwardian Script ITC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1*"/>
    </style:style>
    <style:style style:name="Tableau1.H" style:family="table-column">
      <style:table-column-properties style:column-width="1.889cm" style:rel-column-width="728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" officeooo:paragraph-rsid="0012a913"/>
    </style:style>
    <style:style style:name="P2" style:family="paragraph" style:parent-style-name="Standard">
      <style:paragraph-properties fo:text-align="start" style:justify-single-word="false"/>
      <style:text-properties style:font-name="Calibri" officeooo:paragraph-rsid="0012a913"/>
    </style:style>
    <style:style style:name="P3" style:family="paragraph" style:parent-style-name="Standard">
      <style:paragraph-properties fo:text-align="start" style:justify-single-word="false"/>
      <style:text-properties style:font-name="Calibri" officeooo:paragraph-rsid="00139a10"/>
    </style:style>
    <style:style style:name="P4" style:family="paragraph" style:parent-style-name="Standard">
      <style:paragraph-properties fo:text-align="start" style:justify-single-word="false"/>
      <style:text-properties style:font-name="Calibri" officeooo:paragraph-rsid="001be0da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6pt" fo:font-weight="bold" officeooo:paragraph-rsid="0012a913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4pt" fo:font-weight="bold" officeooo:paragraph-rsid="0012a91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officeooo:paragraph-rsid="0027723a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4pt" style:text-underline-style="solid" style:text-underline-width="auto" style:text-underline-color="font-color" fo:font-weight="bold" officeooo:paragraph-rsid="00404592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weight="normal" officeooo:paragraph-rsid="001be0d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weight="normal" officeooo:paragraph-rsid="001c434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normal" officeooo:paragraph-rsid="0020cea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normal" officeooo:paragraph-rsid="0020e6a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normal" officeooo:paragraph-rsid="0022f0d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officeooo:paragraph-rsid="00274f3d"/>
    </style:style>
    <style:style style:name="P15" style:family="paragraph" style:parent-style-name="Standard">
      <style:paragraph-properties fo:text-align="start" style:justify-single-word="false"/>
      <style:text-properties style:font-name="Calibri" style:text-underline-style="none" fo:font-weight="normal" officeooo:paragraph-rsid="0022f0d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292edd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2c965c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304979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351389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3afee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3afee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40459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paragraph-rsid="002aa398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42cb31"/>
    </style:style>
    <style:style style:name="P25" style:family="paragraph" style:parent-style-name="Standard" style:list-style-name="L2">
      <style:paragraph-properties fo:text-align="start" style:justify-single-word="false"/>
      <style:text-properties officeooo:paragraph-rsid="00464655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464e47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4cab88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4d21c4"/>
    </style:style>
    <style:style style:name="P29" style:family="paragraph" style:parent-style-name="Standard">
      <style:paragraph-properties fo:text-align="start" style:justify-single-word="false"/>
      <style:text-properties officeooo:paragraph-rsid="004d21c4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paragraph-rsid="004e4685" style:font-size-asian="12.25pt" style:font-weight-asian="bold" style:font-size-complex="14pt" style:font-weight-complex="bold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12pt" fo:font-weight="normal" officeooo:paragraph-rsid="00521e3a" style:font-size-asian="10.5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2pt" fo:font-weight="normal" officeooo:paragraph-rsid="005bef2b" style:font-size-asian="10.5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12pt" officeooo:paragraph-rsid="004e4685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paragraph-rsid="004efd58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paragraph-rsid="0050b79b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paragraph-rsid="00521e3a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paragraph-rsid="0052424e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paragraph-rsid="005534d3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paragraph-rsid="0058e637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paragraph-rsid="0059c477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paragraph-rsid="005a12d4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paragraph-rsid="005b7e89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paragraph-rsid="005bb096" style:font-size-asian="10.5pt" style:font-size-complex="12pt"/>
    </style:style>
    <style:style style:name="T1" style:family="text">
      <style:text-properties officeooo:rsid="0012a913"/>
    </style:style>
    <style:style style:name="T2" style:family="text">
      <style:text-properties officeooo:rsid="00139a10"/>
    </style:style>
    <style:style style:name="T3" style:family="text">
      <style:text-properties officeooo:rsid="001473ba"/>
    </style:style>
    <style:style style:name="T4" style:family="text">
      <style:text-properties fo:font-weight="bold" officeooo:rsid="00139a10" style:font-weight-asian="bold" style:font-weight-complex="bold"/>
    </style:style>
    <style:style style:name="T5" style:family="text">
      <style:text-properties fo:font-weight="bold" officeooo:rsid="001473ba" style:font-weight-asian="bold" style:font-weight-complex="bold"/>
    </style:style>
    <style:style style:name="T6" style:family="text">
      <style:text-properties fo:font-weight="bold" officeooo:rsid="0012a913" style:font-weight-asian="bold" style:font-weight-complex="bold"/>
    </style:style>
    <style:style style:name="T7" style:family="text">
      <style:text-properties fo:font-weight="bold" officeooo:rsid="001c434d" style:font-weight-asian="bold" style:font-weight-complex="bold"/>
    </style:style>
    <style:style style:name="T8" style:family="text">
      <style:text-properties officeooo:rsid="0018f60b"/>
    </style:style>
    <style:style style:name="T9" style:family="text">
      <style:text-properties officeooo:rsid="001a49ae"/>
    </style:style>
    <style:style style:name="T10" style:family="text">
      <style:text-properties officeooo:rsid="001be0da"/>
    </style:style>
    <style:style style:name="T11" style:family="text">
      <style:text-properties officeooo:rsid="001c434d"/>
    </style:style>
    <style:style style:name="T12" style:family="text">
      <style:text-properties officeooo:rsid="001d02cc"/>
    </style:style>
    <style:style style:name="T13" style:family="text">
      <style:text-properties officeooo:rsid="001ef84f"/>
    </style:style>
    <style:style style:name="T14" style:family="text">
      <style:text-properties officeooo:rsid="0020ceab"/>
    </style:style>
    <style:style style:name="T15" style:family="text">
      <style:text-properties officeooo:rsid="0020e6ad"/>
    </style:style>
    <style:style style:name="T16" style:family="text">
      <style:text-properties officeooo:rsid="0022f0d6"/>
    </style:style>
    <style:style style:name="T17" style:family="text">
      <style:text-properties officeooo:rsid="0024da02"/>
    </style:style>
    <style:style style:name="T18" style:family="text">
      <style:text-properties officeooo:rsid="0025f819"/>
    </style:style>
    <style:style style:name="T19" style:family="text">
      <style:text-properties officeooo:rsid="00274f3d"/>
    </style:style>
    <style:style style:name="T20" style:family="text">
      <style:text-properties officeooo:rsid="0027723a"/>
    </style:style>
    <style:style style:name="T21" style:family="text">
      <style:text-properties officeooo:rsid="00292edd"/>
    </style:style>
    <style:style style:name="T22" style:family="text">
      <style:text-properties style:text-underline-style="none" officeooo:rsid="002c965c"/>
    </style:style>
    <style:style style:name="T23" style:family="text">
      <style:text-properties style:text-underline-style="none" officeooo:rsid="002d6f49"/>
    </style:style>
    <style:style style:name="T24" style:family="text">
      <style:text-properties style:text-underline-style="none" officeooo:rsid="00304979"/>
    </style:style>
    <style:style style:name="T25" style:family="text">
      <style:text-properties style:text-underline-style="none" officeooo:rsid="0031f34a"/>
    </style:style>
    <style:style style:name="T26" style:family="text">
      <style:text-properties style:text-underline-style="none" officeooo:rsid="0032582d"/>
    </style:style>
    <style:style style:name="T27" style:family="text">
      <style:text-properties style:text-underline-style="none" officeooo:rsid="0033b88d"/>
    </style:style>
    <style:style style:name="T28" style:family="text">
      <style:text-properties style:text-underline-style="none" officeooo:rsid="00351389"/>
    </style:style>
    <style:style style:name="T29" style:family="text">
      <style:text-properties style:text-underline-style="none" officeooo:rsid="00370449"/>
    </style:style>
    <style:style style:name="T30" style:family="text">
      <style:text-properties style:text-underline-style="none" officeooo:rsid="0037dfbe"/>
    </style:style>
    <style:style style:name="T31" style:family="text">
      <style:text-properties style:text-underline-style="none" officeooo:rsid="00398ea9"/>
    </style:style>
    <style:style style:name="T32" style:family="text">
      <style:text-properties style:text-underline-style="none" officeooo:rsid="003afeec"/>
    </style:style>
    <style:style style:name="T33" style:family="text">
      <style:text-properties style:text-underline-style="none" officeooo:rsid="003d487f"/>
    </style:style>
    <style:style style:name="T34" style:family="text">
      <style:text-properties style:text-underline-style="none" officeooo:rsid="003f2e60"/>
    </style:style>
    <style:style style:name="T35" style:family="text">
      <style:text-properties style:text-underline-style="none" officeooo:rsid="00404592"/>
    </style:style>
    <style:style style:name="T36" style:family="text">
      <style:text-properties style:text-underline-style="none" officeooo:rsid="0042cb31"/>
    </style:style>
    <style:style style:name="T37" style:family="text">
      <style:text-properties officeooo:rsid="002aa398"/>
    </style:style>
    <style:style style:name="T38" style:family="text">
      <style:text-properties officeooo:rsid="002c965c"/>
    </style:style>
    <style:style style:name="T39" style:family="text">
      <style:text-properties style:font-name="Calibri" fo:font-size="12pt" style:text-underline-style="none" fo:font-weight="normal" officeooo:rsid="0042cb31" style:font-size-asian="10.5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446248" style:font-size-asian="10.5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464655" style:font-size-asian="10.5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464e47" style:font-size-asian="10.5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483b9a" style:font-size-asian="10.5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4cab88" style:font-size-asian="10.5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4d21c4" style:font-size-asian="10.5pt" style:font-weight-asian="normal" style:font-size-complex="12pt" style:font-weight-complex="normal"/>
    </style:style>
    <style:style style:name="T46" style:family="text">
      <style:text-properties style:font-name="Calibri" style:text-underline-style="none" officeooo:rsid="004e4685"/>
    </style:style>
    <style:style style:name="T47" style:family="text">
      <style:text-properties style:font-name="Calibri" style:text-underline-style="none" officeooo:rsid="00521e3a"/>
    </style:style>
    <style:style style:name="T48" style:family="text">
      <style:text-properties style:font-name="Calibri" style:text-underline-style="none" officeooo:rsid="005bef2b"/>
    </style:style>
    <style:style style:name="T49" style:family="text">
      <style:text-properties officeooo:rsid="004e4685"/>
    </style:style>
    <style:style style:name="T50" style:family="text">
      <style:text-properties officeooo:rsid="004efd58"/>
    </style:style>
    <style:style style:name="T51" style:family="text">
      <style:text-properties officeooo:rsid="0050b79b"/>
    </style:style>
    <style:style style:name="T52" style:family="text">
      <style:text-properties officeooo:rsid="00521e3a"/>
    </style:style>
    <style:style style:name="T53" style:family="text">
      <style:text-properties officeooo:rsid="0052424e"/>
    </style:style>
    <style:style style:name="T54" style:family="text">
      <style:text-properties officeooo:rsid="005534d3"/>
    </style:style>
    <style:style style:name="T55" style:family="text">
      <style:text-properties officeooo:rsid="00571b05"/>
    </style:style>
    <style:style style:name="T56" style:family="text">
      <style:text-properties officeooo:rsid="0058e637"/>
    </style:style>
    <style:style style:name="T57" style:family="text">
      <style:text-properties officeooo:rsid="0059c477"/>
    </style:style>
    <style:style style:name="T58" style:family="text">
      <style:text-properties officeooo:rsid="005a12d4"/>
    </style:style>
    <style:style style:name="T59" style:family="text">
      <style:text-properties officeooo:rsid="005b7e89"/>
    </style:style>
    <style:style style:name="T60" style:family="text">
      <style:text-properties officeooo:rsid="005bb0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Introduction aux Réseaux</text:span></text:p>
      <text:p text:style-name="P5"><text:span text:style-name="T1">TP1</text:span></text:p>
      <text:p text:style-name="P5"><text:span text:style-name="T1">POUVARET Line, TURNEL Mickaël</text:span></text:p>
      <text:p text:style-name="P5"><text:span text:style-name="T1"/></text:p>
      <text:p text:style-name="P1"><text:span text:style-name="T1"/></text:p>
      <text:p text:style-name="P6"><text:span text:style-name="T1">2.1 <text:tab/>Mise en place du réseau</text:span></text:p>
      <text:p text:style-name="P2"><text:span text:style-name="T1"><text:tab/></text:span><text:span text:style-name="T6">2.1.2<text:tab/>Configuration des machines</text:span></text:p>
      <text:p text:style-name="P2"><text:span text:style-name="T1"/></text:p>
      <text:p text:style-name="P14"><text:span text:style-name="T19">Configuration manuelle</text:span></text:p>
      <text:p text:style-name="P2"><text:span text:style-name="T1">Nous avons choisi </text:span><text:span text:style-name="T8">comme</text:span><text:span text:style-name="T1"> adresse </text:span><text:span text:style-name="T9">IP </text:span><text:span text:style-name="T18">Internet</text:span><text:span text:style-name="T1"> 134.134.134.X, X étant le numéro de machine allant de 1 à 4.</text:span></text:p>
      <text:p text:style-name="P2"><text:span text:style-name="T1">Pour chaque machine, nous avons exécuté la commande : ifconfig em0 134.134.134.X up</text:span></text:p>
      <text:p text:style-name="P3"><text:span text:style-name="T2">Si on exécute à nouveau ifconfig sur chaque machine, on constate bien que nous obtenons la bonne adresse configurée pour </text:span><text:span text:style-name="T4">inet</text:span><text:span text:style-name="T2"> </text:span><text:span text:style-name="T3">et que </text:span><text:span text:style-name="T5">status </text:span><text:span text:style-name="T3">est à </text:span><text:span text:style-name="T5">active</text:span><text:span text:style-name="T3">.</text:span></text:p>
      <text:p text:style-name="P3"><text:span text:style-name="T3"/></text:p>
      <text:p text:style-name="P4"><text:span text:style-name="T10">Nous avons modifié le fichier /etc/hosts de chaque machine de sorte à avoir :</text:span></text:p>
      <text:p text:style-name="P4"><text:span text:style-name="T10">134.134.134.1 M1</text:span></text:p>
      <text:p text:style-name="P4"><text:span text:style-name="T10">134.134.134.2 M2</text:span></text:p>
      <text:p text:style-name="P4"><text:span text:style-name="T10">134.134.134.3 M3</text:span></text:p>
      <text:p text:style-name="P4"><text:span text:style-name="T10">134.134.134.4 M4</text:span></text:p>
      <text:p text:style-name="P4"><text:span text:style-name="T10"/></text:p>
      <text:p text:style-name="P4"><text:span text:style-name="T10"><text:tab/></text:span><text:span text:style-name="T7">2.1.3<text:tab/>Contrôle du réseau</text:span></text:p>
      <text:p text:style-name="P9"><text:span text:style-name="T11"/></text:p>
      <text:p text:style-name="P11"><text:span text:style-name="T14">Utilisation du ping</text:span></text:p>
      <text:p text:style-name="P10"><text:span text:style-name="T11">Nous avons </text:span><text:span text:style-name="T12">effectué une commande ping sur chaque machine vers les trois autres machines du réseau. (ex sur M2: ping M1, ping M3, ping M4)</text:span></text:p>
      <text:p text:style-name="P10"><text:span text:style-name="T12"><text:tab/></text:span><text:span text:style-name="T13">(</text:span><text:span text:style-name="T12">voir screenshot</text:span><text:span text:style-name="T13">)</text:span></text:p>
      <text:p text:style-name="P10"><text:span text:style-name="T13"/></text:p>
      <text:p text:style-name="P12"><text:span text:style-name="T15">Procédure de login sur une machine distante</text:span></text:p>
      <text:p text:style-name="P15"><text:span text:style-name="T16">Nous avons utilisé l'application telnet pour que la machine M2 communique avec M4 en exécutant la commande suivante : telnet -y M4</text:span></text:p>
      <text:p text:style-name="P15"><text:span text:style-name="T16">En exécutant ifconfig </text:span><text:span text:style-name="T17">(toujours dans l'application telnet) </text:span><text:span text:style-name="T16">sur M2, on remarque que l'adresse inet est bien 134.134.134.4 (c'est à dire l'adresse </text:span><text:span text:style-name="T17">Internet </text:span><text:span text:style-name="T16">de M4)</text:span></text:p>
      <text:p text:style-name="P13"><text:span text:style-name="T16"/></text:p>
      <text:p text:style-name="P13"><text:span text:style-name="T16"/></text:p>
      <text:p text:style-name="P7"><text:span text:style-name="T20">2.2 Observation de l'activité du réseau</text:span></text:p>
      <text:p text:style-name="P7"><text:span text:style-name="T20"/></text:p>
      <text:p text:style-name="P23"><text:span text:style-name="T37">Nous avons lancé Wireshark sur M2 (134.134.134.2) </text:span><text:span text:style-name="T38">et exécuté une commande ping de M1 vers M3.</text:span></text:p>
      <text:p text:style-name="P16"><text:span text:style-name="T21">Observation de la commande ping</text:span></text:p>
      <text:list xml:id="list3817483764620456153" text:style-name="L1">
        <text:list-header>
          <text:p text:style-name="P17"><text:span text:style-name="T22"/></text:p>
        </text:list-header>
        <text:list-item>
          <text:p text:style-name="P17"><text:span text:style-name="T22">Ping envoie une requête à la machine M3 (dans notre exemple), la source d</text:span><text:span text:style-name="T23">e la requête</text:span><text:span text:style-name="T22"> a l'adresse 134.134.134.1 et le destinataire a l'adresse 134.134.134.3 </text:span><text:span text:style-name="T23">et la machine M3 envoie une réponse à M1 (destinataire vers la source).</text:span></text:p>
          <text:p text:style-name="P18"><text:span text:style-name="T24">Ici le</text:span><text:span text:style-name="T27">s paquets </text:span><text:span text:style-name="T24">envoyé</text:span><text:span text:style-name="T27">s</text:span><text:span text:style-name="T24"> </text:span><text:span text:style-name="T27">sont</text:span><text:span text:style-name="T24"> visible</text:span><text:span text:style-name="T27">s</text:span><text:span text:style-name="T24"> par toutes les machines (car M2 peut observer tous les paquets qui transitent par le hub) mais seulement le destinataire du ping (M3) répo</text:span><text:span text:style-name="T25">nd </text:span><text:span text:style-name="T26">(en envoyant un paquet)</text:span><text:span text:style-name="T24">.</text:span></text:p>
        </text:list-item>
        <text:list-item>
          <text:p text:style-name="P19"><text:soft-page-break/><text:span text:style-name="T28">Quand la source du ping ne connait pas l'adresse Ethernet du destinataire (</text:span><text:span text:style-name="T29">d'adresse Internet connue</text:span><text:span text:style-name="T28"> 134.134.134.3), il envoi</text:span><text:span text:style-name="T31">e</text:span><text:span text:style-name="T28"> à tout le monde un paquet de type ARP afin de demander aux autres machines quelle est l'adresse Ethernet de 134.134.134.</text:span><text:span text:style-name="T29">3 </text:span><text:span text:style-name="T30">et la machine concernée répond à la source en lui donnant son adresse Ethernet via un paquet de type ARP.</text:span></text:p>
        </text:list-item>
        <text:list-item>
          <text:p text:style-name="P20"><text:span text:style-name="T32">La table ARP est une table de correspondance entre une adresse Internet avec son adresse Ethernet des machines du réseau. </text:span><text:span text:style-name="T33">Chaque entrée est conservée un certain temps (il y a une date d'expiration pour chaque entrée), </text:span><text:span text:style-name="T34">ainsi les machines n'ont pas à chaque fois besoin de renvoyer des paquets de type ARP pour redemander les adresses Internet.</text:span></text:p>
        </text:list-item>
      </text:list>
      <text:p text:style-name="P21"><text:span text:style-name="T34"/></text:p>
      <text:p text:style-name="P8"><text:span text:style-name="T35">2.3<text:tab/>Observation du protocole CSMA/CD</text:span></text:p>
      <text:p text:style-name="P22"><text:span text:style-name="T36"/></text:p>
      <text:list xml:id="list977595828201705920" text:style-name="L2">
        <text:list-item>
          <text:p text:style-name="P24"><text:span text:style-name="T39">Nous avons exécuté la commande "udpmt -s 2000 -p 55000 192.168.0.4" sur M2 (192.168.0.3) et au préalable nous avions exécuté </text:span><text:span text:style-name="T40">"</text:span><text:span text:style-name="T39">udptarget -p 55000</text:span><text:span text:style-name="T40">"</text:span><text:span text:style-name="T39"> sur la machine d'adresse 192.168.0.4.</text:span></text:p>
          <text:p text:style-name="P25"><text:span text:style-name="T41">On remarque qu'il n'y a aucune collision puisque qu'il n'y a qu'une seule machine qui émet vers une autre.</text:span></text:p>
        </text:list-item>
        <text:list-item>
          <text:p text:style-name="P26"><text:span text:style-name="T42">En exécutant udpmt sur une troisième à destination d'une quatrième machine, on remarque que des collisions apparaissent dans netstat.</text:span></text:p>
        </text:list-item>
        <text:list-item>
          <text:p text:style-name="P26"><text:span text:style-name="T43">Le nombre de collisions augmente au fur et à mesure.</text:span><text:span text:style-name="T42"> </text:span></text:p>
        </text:list-item>
        <text:list-item>
          <text:p text:style-name="P27"><text:span text:style-name="T44">Plus les paquets sont petits, plus on observe de collisions.</text:span></text:p>
        </text:list-item>
        <text:list-item>
          <text:p text:style-name="P28"><text:span text:style-name="T45">Rappeler protocole CSMA/CD</text:span></text:p>
        </text:list-item>
      </text:list>
      <text:p text:style-name="P29"><text:span text:style-name="T45"/></text:p>
      <text:p text:style-name="P29"><text:span text:style-name="T45"/></text:p>
      <text:p text:style-name="P30"><text:span text:style-name="T46">2.4 Analyse des performances d</text:span><text:span text:style-name="T47">u</text:span><text:span text:style-name="T46"> réseau</text:span></text:p>
      <text:p text:style-name="P30"><text:span text:style-name="T46"/></text:p>
      <table:table table:name="Tableau1" table:style-name="Tableau1">
        <table:table-column table:style-name="Tableau1.A" table:number-columns-repeated="7"/>
        <table:table-column table:style-name="Tableau1.H"/>
        <table:table-column table:style-name="Tableau1.A"/>
        <table:table-row>
          <table:table-cell table:style-name="Tableau1.A1" office:value-type="string">
            <text:p text:style-name="P33"><text:span text:style-name="T49">Taille des paquets</text:span></text:p>
            <text:p text:style-name="P34"><text:span text:style-name="T50">(en octets)</text:span></text:p>
          </table:table-cell>
          <table:table-cell table:style-name="Tableau1.A1" office:value-type="string">
            <text:p text:style-name="P33"><text:span text:style-name="T49">10</text:span></text:p>
          </table:table-cell>
          <table:table-cell table:style-name="Tableau1.A1" office:value-type="string">
            <text:p text:style-name="P33"><text:span text:style-name="T49">20</text:span></text:p>
          </table:table-cell>
          <table:table-cell table:style-name="Tableau1.A1" office:value-type="string">
            <text:p text:style-name="P33"><text:span text:style-name="T49">100</text:span></text:p>
          </table:table-cell>
          <table:table-cell table:style-name="Tableau1.A1" office:value-type="string">
            <text:p text:style-name="P33"><text:span text:style-name="T49">1000</text:span></text:p>
          </table:table-cell>
          <table:table-cell table:style-name="Tableau1.A1" office:value-type="string">
            <text:p text:style-name="P33"><text:span text:style-name="T49">1472</text:span></text:p>
          </table:table-cell>
          <table:table-cell table:style-name="Tableau1.A1" office:value-type="string">
            <text:p text:style-name="P33"><text:span text:style-name="T49">1473</text:span></text:p>
          </table:table-cell>
          <table:table-cell table:style-name="Tableau1.A1" office:value-type="string">
            <text:p text:style-name="P33"><text:span text:style-name="T49">2800</text:span></text:p>
          </table:table-cell>
          <table:table-cell table:style-name="Tableau1.I1" office:value-type="string">
            <text:p text:style-name="P33"><text:span text:style-name="T49">3000</text:span></text:p>
          </table:table-cell>
        </table:table-row>
        <table:table-row>
          <table:table-cell table:style-name="Tableau1.A2" office:value-type="string">
            <text:p text:style-name="P33"><text:span text:style-name="T49">Débit </text:span><text:span text:style-name="T55">physique</text:span><text:span text:style-name="T49"> </text:span><text:span text:style-name="T50">(kb/s)</text:span></text:p>
          </table:table-cell>
          <table:table-cell table:style-name="Tableau1.A2" office:value-type="string">
            <text:p text:style-name="P35"><text:span text:style-name="T51">477</text:span></text:p>
          </table:table-cell>
          <table:table-cell table:style-name="Tableau1.A2" office:value-type="string">
            <text:p text:style-name="P35"><text:span text:style-name="T51">1145</text:span></text:p>
          </table:table-cell>
          <table:table-cell table:style-name="Tableau1.A2" office:value-type="string">
            <text:p text:style-name="P35"><text:span text:style-name="T51">2945</text:span></text:p>
          </table:table-cell>
          <table:table-cell table:style-name="Tableau1.A2" office:value-type="string">
            <text:p text:style-name="P35"><text:span text:style-name="T51">4339</text:span></text:p>
          </table:table-cell>
          <table:table-cell table:style-name="Tableau1.A2" office:value-type="string">
            <text:p text:style-name="P36"><text:span text:style-name="T52">5617</text:span></text:p>
          </table:table-cell>
          <table:table-cell table:style-name="Tableau1.A2" office:value-type="string">
            <text:p text:style-name="P36"><text:span text:style-name="T52">4733</text:span></text:p>
          </table:table-cell>
          <table:table-cell table:style-name="Tableau1.A2" office:value-type="string">
            <text:p text:style-name="P36"><text:span text:style-name="T52">4595</text:span></text:p>
          </table:table-cell>
          <table:table-cell table:style-name="Tableau1.I2" office:value-type="string">
            <text:p text:style-name="P37"><text:span text:style-name="T53">4604</text:span></text:p>
          </table:table-cell>
        </table:table-row>
        <table:table-row>
          <table:table-cell table:style-name="Tableau1.A2" office:value-type="string">
            <text:p text:style-name="P38"><text:span text:style-name="T54">Débit applicatif théorique</text:span><text:span text:style-name="T57">&lt;= à </text:span><text:span text:style-name="T56">(kb/s)</text:span></text:p>
          </table:table-cell>
          <table:table-cell table:style-name="Tableau1.A2" office:value-type="string">
            <text:p text:style-name="P40"><text:span text:style-name="T57">74</text:span></text:p>
            <text:p text:style-name="P39"><text:span text:style-name="T56"/></text:p>
            <text:p text:style-name="P39"><text:span text:style-name="T56">(477*(10/64))</text:span></text:p>
          </table:table-cell>
          <table:table-cell table:style-name="Tableau1.A2" office:value-type="string">
            <text:p text:style-name="P41"><text:span text:style-name="T58">309,5</text:span></text:p>
          </table:table-cell>
          <table:table-cell table:style-name="Tableau1.A2" office:value-type="string">
            <text:p text:style-name="P41"><text:span text:style-name="T58">1912,3</text:span></text:p>
          </table:table-cell>
          <table:table-cell table:style-name="Tableau1.A2" office:value-type="string">
            <text:p text:style-name="P41"><text:span text:style-name="T58">4116,7</text:span></text:p>
          </table:table-cell>
          <table:table-cell table:style-name="Tableau1.A2" office:value-type="string">
            <text:p text:style-name="P42"><text:span text:style-name="T59">5418,2</text:span></text:p>
          </table:table-cell>
          <table:table-cell table:style-name="Tableau1.A2" office:value-type="string">
            <text:p text:style-name="P42"><text:span text:style-name="T59">4565,6</text:span></text:p>
          </table:table-cell>
          <table:table-cell table:style-name="Tableau1.A2" office:value-type="string">
            <text:p text:style-name="P42"><text:span text:style-name="T59">4508,1</text:span></text:p>
          </table:table-cell>
          <table:table-cell table:style-name="Tableau1.I2" office:value-type="string">
            <text:p text:style-name="P43"><text:span text:style-name="T60">4522,6</text:span></text:p>
          </table:table-cell>
        </table:table-row>
      </table:table>
      <text:list xml:id="list8925120746912469800" text:style-name="L3">
        <text:list-header>
          <text:p text:style-name="P31"><text:span text:style-name="T47"/></text:p>
          <text:p text:style-name="P32"><text:span text:style-name="T48">Plus la taille des données augmente, plus le débit applicatif approche du débit physique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Algerian" svg:font-family="Algerian" style:font-family-generic="decorative" style:font-pitch="variable"/>
    <style:font-face style:name="Chiller" svg:font-family="Chiller" style:font-family-generic="decorative" style:font-pitch="variable"/>
    <style:font-face style:name="Times New Roman" svg:font-family="'Times New Roman'" style:font-family-generic="roman" style:font-pitch="variable"/>
    <style:font-face style:name="Edwardian Script ITC" svg:font-family="'Edwardian Script ITC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4:10:21.42</meta:creation-date>
    <dc:date>2015-10-01T16:40:37.57</dc:date>
    <meta:editing-duration>PT2H26M8S</meta:editing-duration>
    <meta:editing-cycles>64</meta:editing-cycles>
    <meta:generator>LibreOffice/4.0.3.3$Windows_x86 LibreOffice_project/0eaa50a932c8f2199a615e1eb30f7ac74279539</meta:generator>
    <meta:document-statistic meta:table-count="1" meta:image-count="0" meta:object-count="0" meta:page-count="2" meta:paragraph-count="68" meta:word-count="568" meta:character-count="3380" meta:non-whitespace-character-count="2886"/>
  </office:meta>
</office:document-meta>
</file>